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26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86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0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1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3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348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84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32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7cm" fo:min-width="0.1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7cm" fo:min-width="0.1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7cm" fo:min-width="0.1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7cm" fo:min-width="0.1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8.04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c9211e" draw:marker-start-width="0.2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draw:stroke="dash" draw:stroke-dash="Dashed_20__28_var_29_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74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8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8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047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84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6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445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548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361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61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8cm" fo:min-width="0.148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8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8cm" fo:min-width="0.14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48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8cm" fo:min-width="0.148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048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456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77cm" fo:min-width="0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248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148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201cm" fo:min-width="0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094cm" fo:min-width="6.448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048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5cm" fo:min-width="0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148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7.049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98cm" fo:min-width="0.148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6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349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448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448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0.262cm"/>
      <style:paragraph-properties style:writing-mode="lr-tb"/>
    </style:style>
    <style:style style:name="gr7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svg:stroke-width="0.053cm" svg:stroke-color="#ffffff" draw:fill="none" draw:textarea-horizontal-align="justify" draw:textarea-vertical-align="middle" draw:auto-grow-height="false" fo:min-height="0.512cm" fo:min-width="0.262cm" fo:padding-top="0.151cm" fo:padding-bottom="0.151cm" fo:padding-left="0.276cm" fo:padding-right="0.276cm"/>
      <style:paragraph-properties style:writing-mode="lr-tb"/>
    </style:style>
    <style:style style:name="gr7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25cm" fo:min-width="20.7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198cm" fo:min-width="20.648cm" fo:padding-top="0.151cm" fo:padding-bottom="0.151cm" fo:padding-left="0.276cm" fo:padding-right="0.276cm"/>
      <style:paragraph-properties style:writing-mode="lr-tb"/>
    </style:style>
    <style:style style:name="gr7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198cm" fo:min-width="21.3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loext:graphic-properties draw:fill="none"/>
      <style:paragraph-properties style:writing-mode="lr-tb"/>
      <style:text-properties fo:font-size="18pt" fo:language="en" fo:country="US"/>
    </style:style>
    <style:style style:name="P4" style:family="paragraph">
      <loext:graphic-properties draw:fill-color="#ffffff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style:writing-mode="lr-tb"/>
      <style:text-properties fo:language="en" fo:country="US"/>
    </style:style>
    <style:style style:name="P6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7" style:family="paragraph">
      <style:paragraph-properties fo:text-align="center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9" style:family="paragraph">
      <loext:graphic-properties draw:fill="solid" draw:fill-color="#3faf46"/>
      <style:paragraph-properties fo:text-align="center"/>
      <style:text-properties fo:language="en" fo:country="US"/>
    </style:style>
    <style:style style:name="P10" style:family="paragraph">
      <style:paragraph-properties fo:text-align="center" style:writing-mode="lr-tb"/>
      <style:text-properties fo:color="#3faf46" fo:font-size="18pt" fo:language="en" fo:country="US"/>
    </style:style>
    <style:style style:name="P11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2" style:family="paragraph">
      <style:paragraph-properties fo:text-align="center" style:writing-mode="lr-tb"/>
      <style:text-properties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language="en" fo:country="US"/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P15" style:family="paragraph">
      <style:paragraph-properties fo:text-align="center" style:writing-mode="lr-tb"/>
      <style:text-properties fo:color="#5eb91e" fo:font-size="18pt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color="#5eb91e" fo:font-size="18pt" fo:language="en" fo:country="US"/>
    </style:style>
    <style:style style:name="P17" style:family="paragraph">
      <style:paragraph-properties fo:text-align="center" style:writing-mode="lr-tb"/>
      <style:text-properties fo:color="#c9211e" fo:font-size="18pt" fo:language="en" fo:country="US"/>
    </style:style>
    <style:style style:name="P18" style:family="paragraph">
      <loext:graphic-properties draw:fill="none"/>
      <style:paragraph-properties fo:text-align="center" style:writing-mode="lr-tb"/>
      <style:text-properties fo:color="#c9211e" fo:font-size="18pt" fo:language="en" fo:country="US"/>
    </style:style>
    <style:style style:name="P19" style:family="paragraph">
      <style:paragraph-properties fo:text-align="center" style:writing-mode="lr-tb"/>
      <style:text-properties fo:color="#c9211e" fo:language="en" fo:country="US"/>
    </style:style>
    <style:style style:name="P20" style:family="paragraph">
      <loext:graphic-properties draw:fill="none"/>
      <style:paragraph-properties fo:text-align="center" style:writing-mode="lr-tb"/>
      <style:text-properties fo:color="#c9211e" fo:language="en" fo:country="US"/>
    </style:style>
    <style:style style:name="P21" style:family="paragraph">
      <style:paragraph-properties fo:text-align="center"/>
      <style:text-properties fo:language="en" fo:country="US"/>
    </style:style>
    <style:style style:name="P22" style:family="paragraph">
      <loext:graphic-properties draw:fill-color="#c9211e"/>
      <style:paragraph-properties fo:text-align="center"/>
      <style:text-properties fo:language="en" fo:country="US"/>
    </style:style>
    <style:style style:name="P23" style:family="paragraph">
      <style:paragraph-properties fo:text-align="start" style:writing-mode="lr-tb"/>
      <style:text-properties fo:language="en" fo:country="US"/>
    </style:style>
    <style:style style:name="P24" style:family="paragraph">
      <loext:graphic-properties draw:fill="none"/>
      <style:paragraph-properties fo:text-align="start" style:writing-mode="lr-tb"/>
      <style:text-properties fo:language="en" fo:country="US"/>
    </style:style>
    <style:style style:name="P25" style:family="paragraph">
      <style:paragraph-properties fo:text-align="start"/>
      <style:text-properties fo:language="en" fo:country="US"/>
    </style:style>
    <style:style style:name="P26" style:family="paragraph">
      <loext:graphic-properties draw:fill="none"/>
      <style:paragraph-properties fo:text-align="start"/>
      <style:text-properties fo:language="en" fo:country="US"/>
    </style:style>
    <style:style style:name="T1" style:family="text">
      <style:text-properties fo:font-size="18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3faf46" style:font-name="OpenSymbol1" fo:font-size="18pt" fo:language="en" fo:country="US" style:font-name-asian="OpenSymbol1" style:font-name-complex="OpenSymbol1"/>
    </style:style>
    <style:style style:name="T4" style:family="text">
      <style:text-properties fo:color="#3faf46" fo:font-size="18pt" fo:language="en" fo:country="US"/>
    </style:style>
    <style:style style:name="T5" style:family="text">
      <style:text-properties fo:font-size="18pt"/>
    </style:style>
    <style:style style:name="T6" style:family="text">
      <style:text-properties fo:color="#5eb91e" fo:font-size="18pt"/>
    </style:style>
    <style:style style:name="T7" style:family="text">
      <style:text-properties fo:color="#c9211e" fo:font-size="18pt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font-name="Liberation Sans" style:font-name-asian="Liberation Sans3" style:font-name-complex="Liberation Sans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.452cm" svg:y1="2.24cm" svg:x2="16.552cm" svg:y2="3.44cm">
            <text:p/>
          </draw:line>
          <draw:frame draw:style-name="gr2" draw:text-style-name="P3" draw:layer="layout" svg:width="0.832cm" svg:height="0.963cm" svg:x="17.448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7.1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448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8.345cm" svg:y1="2.24cm" svg:x2="19.245cm" svg:y2="3.44cm">
            <text:p/>
          </draw:line>
          <draw:frame draw:style-name="gr2" draw:text-style-name="P3" draw:layer="layout" svg:width="0.832cm" svg:height="0.963cm" svg:x="19.176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9.176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20.073cm" svg:y1="4.539cm" svg:x2="20.973cm" svg:y2="5.739cm">
            <text:p/>
          </draw:line>
          <draw:line draw:style-name="gr1" draw:text-style-name="P1" draw:layer="layout" svg:x1="15.852cm" svg:y1="4.539cm" svg:x2="14.952cm" svg:y2="5.739cm">
            <text:p/>
          </draw:line>
          <draw:frame draw:style-name="gr2" draw:text-style-name="P3" draw:layer="layout" svg:width="0.832cm" svg:height="0.963cm" svg:x="15.848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5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848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745cm" svg:y1="4.539cm" svg:x2="17.645cm" svg:y2="5.739cm">
            <text:p/>
          </draw:line>
          <draw:frame draw:style-name="gr2" draw:text-style-name="P3" draw:layer="layout" svg:width="0.832cm" svg:height="0.963cm" svg:x="17.576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7.3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576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9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4.184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6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904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832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6.232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504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896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1.22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9.496cm" svg:y="3.905cm">
            <draw:text-box>
              <text:p text:style-name="P2"><text:span text:style-name="T3"></text:span></text:p>
            </draw:text-box>
          </draw:frame>
          <draw:custom-shape draw:style-name="gr5" draw:text-style-name="P8" draw:layer="layout" svg:width="2.816cm" svg:height="0.7cm" svg:x="13.8cm" svg:y="0.2cm">
            <text:p text:style-name="P7"><text:span text:style-name="T1">Pre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7.232cm" svg:y1="1.7cm" svg:x2="16.232cm" svg:y2="3.4cm">
            <text:p/>
          </draw:line>
          <draw:line draw:style-name="gr6" draw:text-style-name="P9" draw:layer="layout" svg:x1="15.632cm" svg:y1="4.1cm" svg:x2="14.632cm" svg:y2="5.7cm">
            <text:p/>
          </draw:line>
          <draw:line draw:style-name="gr7" draw:text-style-name="P1" draw:layer="layout" svg:x1="17.018cm" svg:y1="3.7cm" svg:x2="17.918cm" svg:y2="2.5cm">
            <text:p/>
          </draw:line>
          <draw:line draw:style-name="gr6" draw:text-style-name="P9" draw:layer="layout" svg:x1="17.914cm" svg:y1="2.5cm" svg:x2="18.914cm" svg:y2="3.8cm">
            <text:p/>
          </draw:line>
          <draw:line draw:style-name="gr7" draw:text-style-name="P1" draw:layer="layout" svg:x1="18.218cm" svg:y1="5.7cm" svg:x2="17.018cm" svg:y2="3.7cm">
            <text:p/>
          </draw:line>
          <draw:line draw:style-name="gr6" draw:text-style-name="P9" draw:layer="layout" svg:x1="19.706cm" svg:y1="4.7cm" svg:x2="20.706cm" svg:y2="6cm">
            <text:p/>
          </draw:line>
          <draw:custom-shape draw:style-name="gr8" draw:text-style-name="P11" draw:layer="layout" svg:width="4.416cm" svg:height="0.7cm" svg:x="14.184cm" svg:y="7.4cm">
            <text:p text:style-name="P10"><text:span text:style-name="T4">D</text:span><text:span text:style-name="T4">, </text:span><text:span text:style-name="T4">B</text:span><text:span text:style-name="T4">, </text:span><text:span text:style-name="T4">A</text:span><text:span text:style-name="T4">, </text:span><text:span text:style-name="T4">C</text:span><text:span text:style-name="T4">, </text:span><text:span text:style-name="T4">E</text:span><text:span text:style-name="T4">, </text:span><text:span text:style-name="T4">F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5.29cm" svg:y1="6.283cm" svg:x2="16.199cm" svg:y2="5.192cm">
            <text:p/>
          </draw:line>
          <draw:line draw:style-name="gr6" draw:text-style-name="P9" draw:layer="layout" svg:x1="16.186cm" svg:y1="5.192cm" svg:x2="17.177cm" svg:y2="6.483cm">
            <text:p/>
          </draw:line>
        </draw:g>
        <draw:custom-shape draw:style-name="gr9" draw:text-style-name="P13" draw:layer="layout" svg:width="6.6cm" svg:height="0.7cm" svg:x="1.9cm" svg:y="2.1cm">
          <text:p text:style-name="P12">while (stack is not empty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4cm" svg:height="0.7cm" svg:x="3.8cm" svg:y="1.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.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3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3.4cm" svg:x2="5.9cm" svg:y2="3.4cm">
          <text:p/>
        </draw:line>
        <draw:custom-shape draw:style-name="gr14" draw:text-style-name="P8" draw:layer="layout" svg:width="0.7cm" svg:height="0.7cm" svg:x="5.9cm" svg:y="3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3.8cm">
          <text:p text:style-name="P12">visit D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4.6cm">
          <text:p text:style-name="P12">push(D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5.4cm">
          <text:p text:style-name="P12">push(D.left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8.8cm" svg:y="4.7cm">
          <text:p text:style-name="P7"><text:span text:style-name="T5">B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cm" svg:height="3.2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2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7.301cm">
          <text:p text:style-name="P12">visit B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8.101cm">
          <text:p text:style-name="P12">push(B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8.901cm">
          <text:p text:style-name="P12">push(B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6.5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7.7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7cm" svg:height="0.7cm" svg:x="10.7cm" svg:y="3.5cm"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8.8cm" svg:y="8.2cm">
          <text:p text:style-name="P7"><text:span text:style-name="T5">A</text:span></text:p>
          <text:p text:style-name="P7"><text:span text:style-name="T5">C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7cm">
          <text:p text:style-name="P15"><text:span text:style-name="T6">D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87cm" svg:y1="5cm" svg:x2="8.6cm" svg:y2="5.8cm">
          <text:p/>
        </draw:line>
        <draw:line draw:style-name="gr1" draw:text-style-name="P1" draw:layer="layout" svg:x1="6.171cm" svg:y1="5.786cm" svg:x2="8.6cm" svg:y2="5cm">
          <text:p/>
        </draw:line>
        <draw:custom-shape draw:style-name="gr15" draw:text-style-name="P13" draw:layer="layout" svg:width="1.9cm" svg:height="0.7cm" svg:x="2.7cm" svg:y="10.802cm">
          <text:p text:style-name="P12">visit A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11.602cm">
          <text:p text:style-name="P12">push(B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2.402cm">
          <text:p text:style-name="P12">push(B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10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1.2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cm" svg:height="1.399cm" svg:x="8.8cm" svg:y="11.701cm">
          <text:p text:style-name="P7"><text:span text:style-name="T5">C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1.6cm">
          <text:p text:style-name="P17"><text:span text:style-name="T7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2.4cm">
          <text:p text:style-name="P17"><text:span text:style-name="T8">(</text:span><text:span text:style-name="T7">Nu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7cm" svg:height="2.1cm" svg:x="10.7cm" svg:y="10.5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14.303cm">
          <text:p text:style-name="P12">visit C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15.103cm">
          <text:p text:style-name="P12">push(C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5.903cm">
          <text:p text:style-name="P12">push(C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13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4.7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5.1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5.101cm">
          <text:p text:style-name="P17"><text:span text:style-name="T8">(</text:span><text:span text:style-name="T7">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5.901cm">
          <text:p text:style-name="P17"><text:span text:style-name="T8">(</text:span><text:span text:style-name="T7">N</text:span><text:span text:style-name="T7">u</text:span><text:span text:style-name="T7">l</text:span><text:span text:style-name="T7">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7cm" svg:height="2.799cm" svg:x="10.7cm" svg:y="14.0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0.704cm">
          <text:p text:style-name="P12">visit E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14.4cm" svg:y="11.504cm">
          <text:p text:style-name="P12">push(E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4cm" svg:y="12.304cm">
          <text:p text:style-name="P12">push(E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13.9cm" svg:y="9.9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1.104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1.403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2.302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4.205cm">
          <text:p text:style-name="P12">visit F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14.4cm" svg:y="15.005cm">
          <text:p text:style-name="P12">push(F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4cm" svg:y="15.805cm">
          <text:p text:style-name="P12">push(F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13.9cm" svg:y="13.4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4.6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5.0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5.003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5.803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0.7cm" svg:height="3.499cm" svg:x="22.4cm" svg:y="9.8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287cm" svg:y1="11.8cm" svg:x2="20.3cm" svg:y2="11.8cm">
          <text:p/>
        </draw:line>
        <draw:custom-shape draw:style-name="gr30" draw:text-style-name="P16" draw:layer="layout" svg:width="0.7cm" svg:height="4.199cm" svg:x="22.4cm" svg:y="13.7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text:p text:style-name="P15"><text:span text:style-name="T6">E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87cm" svg:y1="1.5cm" svg:x2="8.6cm" svg:y2="1.5cm">
          <text:p/>
        </draw:line>
        <draw:line draw:style-name="gr1" draw:text-style-name="P1" draw:layer="layout" svg:x1="6.574cm" svg:y1="8.493cm" svg:x2="8.587cm" svg:y2="9.293cm">
          <text:p/>
        </draw:line>
        <draw:line draw:style-name="gr1" draw:text-style-name="P1" draw:layer="layout" svg:x1="6.158cm" svg:y1="9.279cm" svg:x2="8.587cm" svg:y2="8.493cm">
          <text:p/>
        </draw:line>
        <draw:custom-shape draw:style-name="gr31" draw:text-style-name="P20" draw:layer="layout" svg:width="8.6cm" svg:height="0.7cm" svg:x="11.8cm" svg:y="17cm">
          <text:p text:style-name="P19"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t</text:span><text:span text:style-name="T9">e</text:span><text:span text:style-name="T9">d</text:span><text:span text:style-name="T9">: </text:span><text:span text:style-name="T9">t</text:span><text:span text:style-name="T9">h</text:span><text:span text:style-name="T9">e </text:span><text:span text:style-name="T9">s</text:span><text:span text:style-name="T9">t</text:span><text:span text:style-name="T9">a</text:span><text:span text:style-name="T9">c</text:span><text:span text:style-name="T9">k </text:span><text:span text:style-name="T9">i</text:span><text:span text:style-name="T9">s </text:span><text:span text:style-name="T9">e</text:span><text:span text:style-name="T9">m</text:span><text:span text:style-name="T9">p</text:span><text:span text:style-name="T9">t</text:span><text:span text:style-name="T9">y</text:span></text:p>
          <draw:enhanced-geometry svg:viewBox="0 0 21600 21600" draw:type="rectangle" draw:enhanced-path="M 0 0 L 21600 0 21600 21600 0 21600 0 0 Z N"/>
        </draw:custom-shape>
        <draw:g>
          <draw:ellipse draw:style-name="gr32" draw:text-style-name="P21" draw:layer="layout" svg:width="0.422cm" svg:height="0.419cm" svg:x="9.339cm" svg:y="9.181cm" draw:kind="arc" draw:start-angle="271.64" draw:end-angle="90.84">
            <text:p/>
          </draw:ellipse>
          <draw:custom-shape draw:style-name="gr33" draw:text-style-name="P22" draw:layer="layout" svg:width="0.12cm" svg:height="0.18cm" draw:transform="skewX (0.00558505360638191) rotate (1.28176980266464) translate (9.473cm 9.2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4" draw:text-style-name="P1" draw:layer="layout" svg:x1="8.8cm" svg:y1="9.6cm" svg:x2="9.5cm" svg:y2="9.6cm">
          <text:p/>
        </draw:line>
        <draw:g>
          <draw:ellipse draw:style-name="gr32" draw:text-style-name="P21" draw:layer="layout" svg:width="0.422cm" svg:height="0.419cm" svg:x="9.336cm" svg:y="8.42cm" draw:kind="arc" draw:start-angle="271.64" draw:end-angle="90.84">
            <text:p/>
          </draw:ellipse>
          <draw:custom-shape draw:style-name="gr33" draw:text-style-name="P22" draw:layer="layout" svg:width="0.12cm" svg:height="0.18cm" draw:transform="skewX (0.00558505360638191) rotate (1.28176980266464) translate (9.47cm 8.4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13" draw:layer="layout" svg:width="1.6cm" svg:height="0.7cm" svg:x="2.7cm" svg:y="6.6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7cm" svg:x2="5.9cm" svg:y2="7cm">
          <text:p/>
        </draw:line>
        <draw:custom-shape draw:style-name="gr14" draw:text-style-name="P8" draw:layer="layout" svg:width="0.7cm" svg:height="0.7cm" svg:x="5.9cm" svg:y="6.6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10.1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0.5cm" svg:x2="5.9cm" svg:y2="10.5cm">
          <text:p/>
        </draw:line>
        <draw:custom-shape draw:style-name="gr14" draw:text-style-name="P8" draw:layer="layout" svg:width="0.7cm" svg:height="0.7cm" svg:x="5.9cm" svg:y="10.1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13.6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4cm" svg:x2="5.9cm" svg:y2="14cm">
          <text:p/>
        </draw:line>
        <draw:custom-shape draw:style-name="gr14" draw:text-style-name="P8" draw:layer="layout" svg:width="0.7cm" svg:height="0.7cm" svg:x="5.9cm" svg:y="13.6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4cm" svg:y="10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0.4cm" svg:x2="17.6cm" svg:y2="10.4cm">
          <text:p/>
        </draw:line>
        <draw:custom-shape draw:style-name="gr14" draw:text-style-name="P8" draw:layer="layout" svg:width="0.7cm" svg:height="0.7cm" svg:x="17.6cm" svg:y="10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4cm" svg:y="13.4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3.8cm" svg:x2="17.6cm" svg:y2="13.8cm">
          <text:p/>
        </draw:line>
        <draw:custom-shape draw:style-name="gr14" draw:text-style-name="P8" draw:layer="layout" svg:width="0.7cm" svg:height="0.7cm" svg:x="17.6cm" svg:y="13.4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line draw:style-name="gr1" draw:text-style-name="P1" draw:layer="layout" svg:x1="16.952cm" svg:y1="2.24cm" svg:x2="16.052cm" svg:y2="3.44cm">
            <text:p/>
          </draw:line>
          <draw:frame draw:style-name="gr2" draw:text-style-name="P3" draw:layer="layout" svg:width="0.832cm" svg:height="0.963cm" svg:x="16.948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6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48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45cm" svg:y1="2.24cm" svg:x2="18.745cm" svg:y2="3.44cm">
            <text:p/>
          </draw:line>
          <draw:frame draw:style-name="gr2" draw:text-style-name="P3" draw:layer="layout" svg:width="0.832cm" svg:height="0.963cm" svg:x="18.676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4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76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73cm" svg:y1="4.539cm" svg:x2="20.473cm" svg:y2="5.739cm">
            <text:p/>
          </draw:line>
          <draw:line draw:style-name="gr1" draw:text-style-name="P1" draw:layer="layout" svg:x1="15.352cm" svg:y1="4.539cm" svg:x2="14.452cm" svg:y2="5.739cm">
            <text:p/>
          </draw:line>
          <draw:frame draw:style-name="gr2" draw:text-style-name="P3" draw:layer="layout" svg:width="0.832cm" svg:height="0.963cm" svg:x="15.348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0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48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45cm" svg:y1="4.539cm" svg:x2="17.145cm" svg:y2="5.739cm">
            <text:p/>
          </draw:line>
          <draw:frame draw:style-name="gr2" draw:text-style-name="P3" draw:layer="layout" svg:width="0.832cm" svg:height="0.963cm" svg:x="17.076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8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76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684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04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32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5.732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004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396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0.72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8.996cm" svg:y="3.905cm">
            <draw:text-box>
              <text:p text:style-name="P2"><text:span text:style-name="T3"></text:span></text:p>
            </draw:text-box>
          </draw:frame>
          <draw:custom-shape draw:style-name="gr5" draw:text-style-name="P8" draw:layer="layout" svg:width="2.816cm" svg:height="0.7cm" svg:x="13.3cm" svg:y="0.2cm">
            <text:p text:style-name="P7"><text:span text:style-name="T1">In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684cm" svg:y1="1.7cm" svg:x2="13.684cm" svg:y2="5.8cm">
            <text:p/>
          </draw:line>
          <draw:line draw:style-name="gr6" draw:text-style-name="P9" draw:layer="layout" svg:x1="15.814cm" svg:y1="4.8cm" svg:x2="16.714cm" svg:y2="6.3cm">
            <text:p/>
          </draw:line>
          <draw:line draw:style-name="gr7" draw:text-style-name="P1" draw:layer="layout" svg:x1="16.518cm" svg:y1="3.7cm" svg:x2="17.418cm" svg:y2="2.5cm">
            <text:p/>
          </draw:line>
          <draw:line draw:style-name="gr6" draw:text-style-name="P9" draw:layer="layout" svg:x1="17.414cm" svg:y1="2.5cm" svg:x2="18.414cm" svg:y2="3.8cm">
            <text:p/>
          </draw:line>
          <draw:line draw:style-name="gr7" draw:text-style-name="P1" draw:layer="layout" svg:x1="17.718cm" svg:y1="5.7cm" svg:x2="16.518cm" svg:y2="3.7cm">
            <text:p/>
          </draw:line>
          <draw:line draw:style-name="gr6" draw:text-style-name="P9" draw:layer="layout" svg:x1="19.206cm" svg:y1="4.7cm" svg:x2="20.206cm" svg:y2="6cm">
            <text:p/>
          </draw:line>
          <draw:custom-shape draw:style-name="gr8" draw:text-style-name="P11" draw:layer="layout" svg:width="4.416cm" svg:height="0.7cm" svg:x="13.684cm" svg:y="7.4cm">
            <text:p text:style-name="P10"><text:span text:style-name="T4">A, B, C, </text:span><text:span text:style-name="T4">D, E, F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4.79cm" svg:y1="6.3cm" svg:x2="15.69cm" svg:y2="4.8cm">
            <text:p/>
          </draw:line>
        </draw:g>
        <draw:custom-shape draw:style-name="gr9" draw:text-style-name="P13" draw:layer="layout" svg:width="6.6cm" svg:height="0.7cm" svg:x="1.9cm" svg:y="2.4cm">
          <text:p text:style-name="P12">while (stack is not empty</text:p>
          <text:p text:style-name="P12"><text:s text:c="8"/><text:span text:style-name="T9">or</text:span> node <text:span text:style-name="T10">≠</text:span><text:span text:style-name="T11"> </text:span><text:span text:style-name="T11">null</text:span>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3.7cm">
          <text:p text:style-name="P12"><text:span text:style-name="T12">[nod</text:span><text:span text:style-name="T12">e == </text:span><text:span text:style-name="T13">D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4.4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4.4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3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4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1cm" svg:y="1.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599cm" svg:height="0.7cm" svg:x="4.801cm" svg:y="1.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5.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5.2cm">
          <text:p text:style-name="P7"><text:span text:style-name="T5">D.left </text:span><text:span text:style-name="T7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cm" svg:x2="5.6cm" svg:y2="5.6cm">
          <text:p/>
        </draw:line>
        <draw:line draw:style-name="gr1" draw:text-style-name="P1" draw:layer="layout" svg:x1="3.689cm" svg:y1="1.5cm" svg:x2="4.8cm" svg:y2="1.5cm">
          <text:p/>
        </draw:line>
        <draw:custom-shape draw:style-name="gr35" draw:text-style-name="P13" draw:layer="layout" svg:width="2.3cm" svg:height="0.7cm" svg:x="2.9cm" svg:y="6.901cm">
          <text:p text:style-name="P12">push(B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6.9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6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6.9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7.701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7.701cm">
          <text:p text:style-name="P7"><text:span text:style-name="T5">B</text:span><text:span text:style-name="T5">.</text:span><text:span text:style-name="T5">l</text:span><text:span text:style-name="T5">e</text:span><text:span text:style-name="T5">f</text:span><text:span text:style-name="T5">t </text:span><text:span text:style-name="T7">(</text:span><text:span text:style-name="T7">A</text:span><text:span text:style-name="T7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1cm" svg:x2="5.6cm" svg:y2="8.101cm">
          <text:p/>
        </draw:line>
        <draw:custom-shape draw:style-name="gr40" draw:text-style-name="P13" draw:layer="layout" svg:width="3.4cm" svg:height="0.7cm" svg:x="2.7cm" svg:y="6.2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B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cm" svg:x2="9.089cm" svg:y2="4.8cm">
          <text:p/>
        </draw:line>
        <draw:line draw:style-name="gr1" draw:text-style-name="P1" draw:layer="layout" svg:x1="5.276cm" svg:y1="7.3cm" svg:x2="8.976cm" svg:y2="7.3cm">
          <text:p/>
        </draw:line>
        <draw:custom-shape draw:style-name="gr35" draw:text-style-name="P13" draw:layer="layout" svg:width="2.3cm" svg:height="0.7cm" svg:x="2.9cm" svg:y="9.402cm">
          <text:p text:style-name="P12">push(A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2cm" svg:y="9.401cm">
          <text:p text:style-name="P7"><text:span text:style-name="T5">A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8.6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9.4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0.202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2cm" svg:y="10.202cm">
          <text:p text:style-name="P7"><text:span text:style-name="T5">A</text:span><text:span text:style-name="T5">.l</text:span><text:span text:style-name="T5">e</text:span><text:span text:style-name="T5">f</text:span><text:span text:style-name="T5">t </text:span><text:span text:style-name="T7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2cm" svg:x2="5.6cm" svg:y2="10.602cm">
          <text:p/>
        </draw:line>
        <draw:custom-shape draw:style-name="gr40" draw:text-style-name="P13" draw:layer="layout" svg:width="3.4cm" svg:height="0.7cm" svg:x="2.7cm" svg:y="8.701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A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1cm" svg:x2="9.076cm" svg:y2="9.8cm">
          <text:p/>
        </draw:line>
        <draw:custom-shape draw:style-name="gr23" draw:text-style-name="P16" draw:layer="layout" svg:width="0.7cm" svg:height="0.7cm" svg:x="10.7cm" svg:y="11.902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1.9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1.902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1.1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2.2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3.3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3.4cm" svg:height="0.7cm" svg:x="5.7cm" svg:y="13.303cm">
          <text:p text:style-name="P7"><text:span text:style-name="T5">A.righ</text:span><text:span text:style-name="T5">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3.703cm" svg:x2="5.6cm" svg:y2="13.703cm">
          <text:p/>
        </draw:line>
        <draw:custom-shape draw:style-name="gr43" draw:text-style-name="P13" draw:layer="layout" svg:width="4.1cm" svg:height="0.7cm" svg:x="2.7cm" svg:y="11.202cm">
          <text:p text:style-name="P12"><text:span text:style-name="T12">[</text:span><text:span text:style-name="T12">n</text:span><text:span text:style-name="T12">o</text:span><text:span text:style-name="T12">d</text:span><text:span text:style-name="T12">e </text:span><text:span text:style-name="T12">=</text:span><text:span text:style-name="T12">= </text:span><text:span text:style-name="T13">N</text:span><text:span text:style-name="T13">u</text:span><text:span text:style-name="T13">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2.3cm" svg:x2="5.6cm" svg:y2="12.3cm">
          <text:p/>
        </draw:line>
        <draw:custom-shape draw:style-name="gr44" draw:text-style-name="P8" draw:layer="layout" svg:width="0.5cm" svg:height="0.7cm" svg:x="5.6cm" svg:y="11.9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1.9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12.703cm">
          <text:p text:style-name="P12">visit(A)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15.002cm">
          <text:p text:style-name="P15"><text:span text:style-name="T6">A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5.0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15.00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4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5.303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6.4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6.803cm" svg:x2="5.6cm" svg:y2="16.803cm">
          <text:p/>
        </draw:line>
        <draw:custom-shape draw:style-name="gr43" draw:text-style-name="P13" draw:layer="layout" svg:width="4.1cm" svg:height="0.7cm" svg:x="2.7cm" svg:y="14.302cm">
          <text:p text:style-name="P12"><text:span text:style-name="T12">[</text:span><text:span text:style-name="T12">n</text:span><text:span text:style-name="T12">o</text:span><text:span text:style-name="T12">d</text:span><text:span text:style-name="T12">e </text:span><text:span text:style-name="T12">=</text:span><text:span text:style-name="T12">= </text:span><text:span text:style-name="T13">N</text:span><text:span text:style-name="T13">u</text:span><text:span text:style-name="T13">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5.4cm" svg:x2="5.6cm" svg:y2="15.4cm">
          <text:p/>
        </draw:line>
        <draw:custom-shape draw:style-name="gr44" draw:text-style-name="P8" draw:layer="layout" svg:width="0.5cm" svg:height="0.7cm" svg:x="5.6cm" svg:y="15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5.0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15.803cm">
          <text:p text:style-name="P12">visit(B)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2.913cm" svg:height="0.7cm" svg:x="5.687cm" svg:y="16.44cm">
          <text:p text:style-name="P7"><text:span text:style-name="T5">B</text:span><text:span text:style-name="T5">.r</text:span><text:span text:style-name="T5">i</text:span><text:span text:style-name="T5">g</text:span><text:span text:style-name="T5">h</text:span><text:span text:style-name="T5">t </text:span><text:span text:style-name="T7">(</text:span><text:span text:style-name="T7">C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7.401cm">
          <text:p text:style-name="P12"><text:span text:style-name="T12">[node </text:span><text:span text:style-name="T12">== </text:span><text:span text:style-name="T13">C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18.101cm">
          <text:p text:style-name="P12">push(C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8.101cm">
          <text:p text:style-name="P7"><text:span text:style-name="T5">C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17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8.101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8.9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01cm" svg:x2="5.6cm" svg:y2="19.301cm">
          <text:p/>
        </draw:line>
        <draw:line draw:style-name="gr1" draw:text-style-name="P1" draw:layer="layout" svg:x1="5.289cm" svg:y1="18.501cm" svg:x2="9.089cm" svg:y2="18.501cm">
          <text:p/>
        </draw:line>
        <draw:custom-shape draw:style-name="gr41" draw:text-style-name="P8" draw:layer="layout" svg:width="2.998cm" svg:height="0.7cm" svg:x="5.72cm" svg:y="18.95cm">
          <text:p text:style-name="P7"><text:span text:style-name="T5">C</text:span><text:span text:style-name="T5">.</text:span><text:span text:style-name="T5">l</text:span><text:span text:style-name="T5">e</text:span><text:span text:style-name="T5">f</text:span><text:span text:style-name="T5">t </text:span><text:span text:style-name="T7">(</text:span><text:span text:style-name="T7">N</text:span><text:span text:style-name="T7">u</text:span><text:span text:style-name="T7">l</text:span><text:span text:style-name="T7">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18.102cm">
          <text:p text:style-name="P15"><text:span text:style-name="T6">A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22cm" svg:x2="5.6cm" svg:y2="19.322cm">
          <text:p/>
        </draw:line>
        <draw:custom-shape draw:style-name="gr27" draw:text-style-name="P16" draw:layer="layout" svg:width="0.7cm" svg:height="2.1cm" svg:x="10.7cm" svg:y="20.6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20.6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9.8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0.922cm">
          <text:p text:style-name="P12">step 7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22.022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2.422cm" svg:x2="5.6cm" svg:y2="22.422cm">
          <text:p/>
        </draw:line>
        <draw:custom-shape draw:style-name="gr43" draw:text-style-name="P13" draw:layer="layout" svg:width="4.1cm" svg:height="0.7cm" svg:x="2.7cm" svg:y="19.921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N</text:span><text:span text:style-name="T13">u</text:span><text:span text:style-name="T13">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1.019cm" svg:x2="5.6cm" svg:y2="21.019cm">
          <text:p/>
        </draw:line>
        <draw:custom-shape draw:style-name="gr44" draw:text-style-name="P8" draw:layer="layout" svg:width="0.5cm" svg:height="0.7cm" svg:x="5.6cm" svg:y="20.619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21.422cm">
          <text:p text:style-name="P12">visit(C)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3.613cm" svg:height="0.7cm" svg:x="5.6cm" svg:y="22.059cm">
          <text:p text:style-name="P7"><text:span text:style-name="T14">C</text:span><text:span text:style-name="T14">.</text:span><text:span text:style-name="T14">r</text:span><text:span text:style-name="T14">i</text:span><text:span text:style-name="T14">g</text:span><text:span text:style-name="T14">h</text:span><text:span text:style-name="T14">t </text:span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20.6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0.7cm" svg:height="2.8cm" svg:x="10.7cm" svg:y="23.7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23.7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22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4.022cm">
          <text:p text:style-name="P12">step 8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25.1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5.522cm" svg:x2="5.6cm" svg:y2="25.522cm">
          <text:p/>
        </draw:line>
        <draw:custom-shape draw:style-name="gr43" draw:text-style-name="P13" draw:layer="layout" svg:width="4.1cm" svg:height="0.7cm" svg:x="2.7cm" svg:y="23.0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4.119cm" svg:x2="5.6cm" svg:y2="24.119cm">
          <text:p/>
        </draw:line>
        <draw:custom-shape draw:style-name="gr44" draw:text-style-name="P8" draw:layer="layout" svg:width="0.5cm" svg:height="0.7cm" svg:x="5.6cm" svg:y="23.719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24.522cm">
          <text:p text:style-name="P12">visit(D)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cm" svg:height="0.7cm" svg:x="5.6cm" svg:y="25.159cm">
          <text:p text:style-name="P7"><text:span text:style-name="T14">D.right </text:span><text:span text:style-name="T8">(E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23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1cm" svg:y="8.302cm">
          <text:p text:style-name="P12"><text:span text:style-name="T12">[node == </text:span><text:span text:style-name="T13">E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4.3cm" svg:y="9.002cm">
          <text:p text:style-name="P12">push(E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9.0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3.6cm" svg:y="8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9.002cm">
          <text:p text:style-name="P12">step 9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9.8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02cm" svg:x2="17cm" svg:y2="10.202cm">
          <text:p/>
        </draw:line>
        <draw:line draw:style-name="gr1" draw:text-style-name="P1" draw:layer="layout" svg:x1="16.689cm" svg:y1="9.402cm" svg:x2="20.489cm" svg:y2="9.402cm">
          <text:p/>
        </draw:line>
        <draw:custom-shape draw:style-name="gr41" draw:text-style-name="P8" draw:layer="layout" svg:width="2.998cm" svg:height="0.7cm" svg:x="17.12cm" svg:y="9.851cm">
          <text:p text:style-name="P7"><text:span text:style-name="T5">E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23cm" svg:x2="17cm" svg:y2="10.223cm">
          <text:p/>
        </draw:line>
        <draw:custom-shape draw:style-name="gr47" draw:text-style-name="P16" draw:layer="layout" svg:width="0.7cm" svg:height="2.8cm" svg:x="22.1cm" svg:y="9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0.7cm" svg:height="3.5cm" svg:x="22.1cm" svg:y="12.3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3cm" svg:y="12.3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13.6cm" svg:y="11.5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12.622cm">
          <text:p text:style-name="P12">step 10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13.7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4.122cm" svg:x2="17cm" svg:y2="14.122cm">
          <text:p/>
        </draw:line>
        <draw:custom-shape draw:style-name="gr43" draw:text-style-name="P13" draw:layer="layout" svg:width="4.1cm" svg:height="0.7cm" svg:x="14.1cm" svg:y="11.6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12.719cm" svg:x2="17cm" svg:y2="12.719cm">
          <text:p/>
        </draw:line>
        <draw:custom-shape draw:style-name="gr44" draw:text-style-name="P8" draw:layer="layout" svg:width="0.5cm" svg:height="0.7cm" svg:x="17cm" svg:y="12.319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4.3cm" svg:y="13.122cm">
          <text:p text:style-name="P12">visit(E)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cm" svg:height="0.7cm" svg:x="17cm" svg:y="13.759cm">
          <text:p text:style-name="P7"><text:span text:style-name="T14">E.right </text:span><text:span text:style-name="T8">(F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12.3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1cm" svg:y="15.603cm">
          <text:p text:style-name="P12"><text:span text:style-name="T12">[node == </text:span><text:span text:style-name="T13">F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4.3cm" svg:y="16.303cm">
          <text:p text:style-name="P12">push(F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16.303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3.6cm" svg:y="15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16.303cm">
          <text:p text:style-name="P12">step 11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17.1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03cm" svg:x2="17cm" svg:y2="17.503cm">
          <text:p/>
        </draw:line>
        <draw:line draw:style-name="gr1" draw:text-style-name="P1" draw:layer="layout" svg:x1="16.689cm" svg:y1="16.703cm" svg:x2="20.489cm" svg:y2="16.703cm">
          <text:p/>
        </draw:line>
        <draw:custom-shape draw:style-name="gr41" draw:text-style-name="P8" draw:layer="layout" svg:width="2.998cm" svg:height="0.7cm" svg:x="17.12cm" svg:y="17.152cm">
          <text:p text:style-name="P7"><text:span text:style-name="T5">F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24cm" svg:x2="17cm" svg:y2="17.524cm">
          <text:p/>
        </draw:line>
        <draw:custom-shape draw:style-name="gr49" draw:text-style-name="P16" draw:layer="layout" svg:width="0.7cm" svg:height="3.5cm" svg:x="22.1cm" svg:y="16.3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3cm" svg:y="21.5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13.6cm" svg:y="20.7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21.822cm">
          <text:p text:style-name="P12">step 1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22.9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23.322cm" svg:x2="17cm" svg:y2="23.322cm">
          <text:p/>
        </draw:line>
        <draw:custom-shape draw:style-name="gr43" draw:text-style-name="P13" draw:layer="layout" svg:width="4.1cm" svg:height="0.7cm" svg:x="14.1cm" svg:y="20.8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21.919cm" svg:x2="17cm" svg:y2="21.919cm">
          <text:p/>
        </draw:line>
        <draw:custom-shape draw:style-name="gr44" draw:text-style-name="P8" draw:layer="layout" svg:width="0.5cm" svg:height="0.7cm" svg:x="17cm" svg:y="21.519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4.3cm" svg:y="22.322cm">
          <text:p text:style-name="P12">visit(F)</text:p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3.6cm" svg:height="0.7cm" svg:x="17cm" svg:y="22.959cm">
          <text:p text:style-name="P7"><text:span text:style-name="T14">F.right </text:span><text:span text:style-name="T8">(Nu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21.50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7cm" svg:height="4.2cm" svg:x="22.1cm" svg:y="21.5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8.6cm" svg:height="1.3cm" svg:x="11.8cm" svg:y="24.1cm">
          <text:p text:style-name="P19"><text:span text:style-name="T9">Completed: the stack is empty</text:span></text:p>
          <text:p text:style-name="P19"><text:span text:style-name="T9"><text:s text:c="15"/></text:span><text:span text:style-name="T9">and node is null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line draw:style-name="gr1" draw:text-style-name="P1" draw:layer="layout" svg:x1="16.968cm" svg:y1="2.24cm" svg:x2="16.068cm" svg:y2="3.44cm">
            <text:p/>
          </draw:line>
          <draw:frame draw:style-name="gr2" draw:text-style-name="P3" draw:layer="layout" svg:width="0.832cm" svg:height="0.963cm" svg:x="16.964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708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64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61cm" svg:y1="2.24cm" svg:x2="18.761cm" svg:y2="3.44cm">
            <text:p/>
          </draw:line>
          <draw:frame draw:style-name="gr2" draw:text-style-name="P3" draw:layer="layout" svg:width="0.832cm" svg:height="0.963cm" svg:x="18.692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436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92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89cm" svg:y1="4.539cm" svg:x2="20.489cm" svg:y2="5.739cm">
            <text:p/>
          </draw:line>
          <draw:line draw:style-name="gr1" draw:text-style-name="P1" draw:layer="layout" svg:x1="15.368cm" svg:y1="4.539cm" svg:x2="14.468cm" svg:y2="5.739cm">
            <text:p/>
          </draw:line>
          <draw:frame draw:style-name="gr2" draw:text-style-name="P3" draw:layer="layout" svg:width="0.832cm" svg:height="0.963cm" svg:x="15.364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108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64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61cm" svg:y1="4.539cm" svg:x2="17.161cm" svg:y2="5.739cm">
            <text:p/>
          </draw:line>
          <draw:frame draw:style-name="gr2" draw:text-style-name="P3" draw:layer="layout" svg:width="0.832cm" svg:height="0.963cm" svg:x="17.092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836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92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4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7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6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2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48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5.748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02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412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0.7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9.012cm" svg:y="3.905cm">
            <draw:text-box>
              <text:p text:style-name="P2"><text:span text:style-name="T3"></text:span></text:p>
            </draw:text-box>
          </draw:frame>
          <draw:custom-shape draw:style-name="gr53" draw:text-style-name="P8" draw:layer="layout" svg:width="3.008cm" svg:height="0.7cm" svg:x="13.316cm" svg:y="0.2cm">
            <text:p text:style-name="P7"><text:span text:style-name="T1">Post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7cm" svg:y1="1.7cm" svg:x2="13.7cm" svg:y2="5.8cm">
            <text:p/>
          </draw:line>
          <draw:custom-shape draw:style-name="gr8" draw:text-style-name="P11" draw:layer="layout" svg:width="4.416cm" svg:height="0.7cm" svg:x="13.7cm" svg:y="7.4cm">
            <text:p text:style-name="P10"><text:span text:style-name="T4">A, C, B, F, E, D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4.806cm" svg:y1="6.291cm" svg:x2="15.715cm" svg:y2="5.2cm">
            <text:p/>
          </draw:line>
          <draw:line draw:style-name="gr6" draw:text-style-name="P9" draw:layer="layout" svg:x1="15.702cm" svg:y1="5.2cm" svg:x2="16.693cm" svg:y2="6.491cm">
            <text:p/>
          </draw:line>
          <draw:line draw:style-name="gr6" draw:text-style-name="P9" draw:layer="layout" svg:x1="17.516cm" svg:y1="5.7cm" svg:x2="16.516cm" svg:y2="4cm">
            <text:p/>
          </draw:line>
          <draw:line draw:style-name="gr7" draw:text-style-name="P1" draw:layer="layout" svg:x1="16.534cm" svg:y1="3.691cm" svg:x2="17.143cm" svg:y2="3.3cm">
            <text:p/>
          </draw:line>
          <draw:line draw:style-name="gr6" draw:text-style-name="P9" draw:layer="layout" svg:x1="17.11cm" svg:y1="3.3cm" svg:x2="20.01cm" svg:y2="6.2cm">
            <text:p/>
          </draw:line>
          <draw:line draw:style-name="gr6" draw:text-style-name="P9" draw:layer="layout" svg:x1="20.844cm" svg:y1="5.7cm" svg:x2="19.844cm" svg:y2="4cm">
            <text:p/>
          </draw:line>
          <draw:line draw:style-name="gr6" draw:text-style-name="P9" draw:layer="layout" svg:x1="19.116cm" svg:y1="3.4cm" svg:x2="18.116cm" svg:y2="1.7cm">
            <text:p/>
          </draw:line>
        </draw:g>
        <draw:custom-shape draw:style-name="gr9" draw:text-style-name="P13" draw:layer="layout" svg:width="6.6cm" svg:height="0.7cm" svg:x="1.9cm" svg:y="2.401cm">
          <text:p text:style-name="P12">while (stack is not empty</text:p>
          <text:p text:style-name="P12"><text:s text:c="8"/><text:span text:style-name="T9">or</text:span> node <text:span text:style-name="T10">≠</text:span><text:span text:style-name="T11"> null</text:span>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01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3.701cm">
          <text:p text:style-name="P12"><text:span text:style-name="T12">[node == </text:span><text:span text:style-name="T13">D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4.40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4.4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3.6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401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01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1cm" svg:y="1.1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599cm" svg:height="0.7cm" svg:x="4.801cm" svg:y="1.1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5.2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5.201cm">
          <text:p text:style-name="P7"><text:span text:style-name="T5">D.left </text:span><text:span text:style-name="T7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01cm" svg:x2="5.6cm" svg:y2="5.601cm">
          <text:p/>
        </draw:line>
        <draw:line draw:style-name="gr1" draw:text-style-name="P1" draw:layer="layout" svg:x1="3.689cm" svg:y1="1.501cm" svg:x2="4.8cm" svg:y2="1.501cm">
          <text:p/>
        </draw:line>
        <draw:custom-shape draw:style-name="gr35" draw:text-style-name="P13" draw:layer="layout" svg:width="2.3cm" svg:height="0.7cm" svg:x="2.9cm" svg:y="6.902cm">
          <text:p text:style-name="P12">push(B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6.901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6.1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6.902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7.7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7.702cm">
          <text:p text:style-name="P7"><text:span text:style-name="T5">B.left </text:span><text:span text:style-name="T7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2cm" svg:x2="5.6cm" svg:y2="8.102cm">
          <text:p/>
        </draw:line>
        <draw:custom-shape draw:style-name="gr40" draw:text-style-name="P13" draw:layer="layout" svg:width="3.4cm" svg:height="0.7cm" svg:x="2.7cm" svg:y="6.201cm">
          <text:p text:style-name="P12"><text:span text:style-name="T12">[node == </text:span><text:span text:style-name="T13">B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01cm" svg:x2="9.089cm" svg:y2="4.801cm">
          <text:p/>
        </draw:line>
        <draw:line draw:style-name="gr1" draw:text-style-name="P1" draw:layer="layout" svg:x1="5.276cm" svg:y1="7.301cm" svg:x2="8.976cm" svg:y2="7.301cm">
          <text:p/>
        </draw:line>
        <draw:custom-shape draw:style-name="gr35" draw:text-style-name="P13" draw:layer="layout" svg:width="2.3cm" svg:height="0.7cm" svg:x="2.9cm" svg:y="9.403cm">
          <text:p text:style-name="P12">push(A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2cm" svg:y="9.402cm">
          <text:p text:style-name="P7"><text:span text:style-name="T5">A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8.6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9.403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0.2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2cm" svg:y="10.203cm">
          <text:p text:style-name="P7"><text:span text:style-name="T5">A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3cm" svg:x2="5.6cm" svg:y2="10.603cm">
          <text:p/>
        </draw:line>
        <draw:custom-shape draw:style-name="gr40" draw:text-style-name="P13" draw:layer="layout" svg:width="3.4cm" svg:height="0.7cm" svg:x="2.7cm" svg:y="8.702cm">
          <text:p text:style-name="P12"><text:span text:style-name="T12">[node == </text:span><text:span text:style-name="T13">A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2cm" svg:x2="9.076cm" svg:y2="9.801cm">
          <text:p/>
        </draw:line>
        <draw:custom-shape draw:style-name="gr23" draw:text-style-name="P16" draw:layer="layout" svg:width="0.7cm" svg:height="0.7cm" svg:x="10.7cm" svg:y="12.803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11.904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2.803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0.5cm" svg:height="4.296cm" svg:x="2.2cm" svg:y="11.1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2.904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11.203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2.301cm" svg:x2="7.4cm" svg:y2="12.301cm">
          <text:p/>
        </draw:line>
        <draw:custom-shape draw:style-name="gr44" draw:text-style-name="P8" draw:layer="layout" svg:width="0.5cm" svg:height="0.7cm" svg:x="7.4cm" svg:y="11.901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9cm" svg:y="12.703cm">
          <text:p text:style-name="P12"><text:span text:style-name="T12">[A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6cm" svg:y="13.523cm">
          <text:p text:style-name="P12">visit(A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5cm" svg:y="14.3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4cm" svg:y="14.3cm">
          <text:p text:style-name="P12">pop() <text:span text:style-name="T9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cm" svg:y1="14.7cm" svg:x2="8.2cm" svg:y2="14.7cm">
          <text:p/>
        </draw:line>
        <draw:custom-shape draw:style-name="gr23" draw:text-style-name="P16" draw:layer="layout" svg:width="0.7cm" svg:height="0.7cm" svg:x="13.4cm" svg:y="17.904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16.4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15.6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7.105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15.7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6.802cm" svg:x2="7.4cm" svg:y2="16.802cm">
          <text:p/>
        </draw:line>
        <draw:custom-shape draw:style-name="gr44" draw:text-style-name="P8" draw:layer="layout" svg:width="0.5cm" svg:height="0.7cm" svg:x="7.4cm" svg:y="16.402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2.5cm" svg:y="17.104cm">
          <text:p text:style-name="P23"><text:span text:style-name="T12">[B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B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3.5cm" svg:y="18.5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6.3cm" svg:y="18.501cm">
          <text:p text:style-name="P12">peekNode.right <text:span text:style-name="T9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18.901cm" svg:x2="5.1cm" svg:y2="18.901cm">
          <text:p/>
        </draw:line>
        <draw:custom-shape draw:style-name="gr23" draw:text-style-name="P16" draw:layer="layout" svg:width="0.7cm" svg:height="0.7cm" svg:x="10.6cm" svg:y="20.404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1cm" svg:y="20.404cm">
          <text:p text:style-name="P7"><text:span text:style-name="T5">C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5cm" svg:height="2.295cm" svg:x="2.2cm" svg:y="19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0.3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3.7cm" svg:height="0.7cm" svg:x="2.6cm" svg:y="19.604cm">
          <text:p text:style-name="P12"><text:span text:style-name="T12">[node == </text:span><text:span text:style-name="T13">C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887cm" svg:y="20.303cm">
          <text:p text:style-name="P12">push(C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63cm" svg:y1="20.702cm" svg:x2="9cm" svg:y2="20.7cm">
          <text:p/>
        </draw:line>
        <draw:custom-shape draw:style-name="gr25" draw:text-style-name="P16" draw:layer="layout" svg:width="0.7cm" svg:height="1.4cm" svg:x="13.8cm" svg:y="24.204cm">
          <text:p text:style-name="P15"><text:span text:style-name="T6">A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22.8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12.3cm" svg:y="24.204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22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3.505cm">
          <text:p text:style-name="P12">step 7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22.1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3.202cm" svg:x2="7.4cm" svg:y2="23.202cm">
          <text:p/>
        </draw:line>
        <draw:custom-shape draw:style-name="gr44" draw:text-style-name="P8" draw:layer="layout" svg:width="0.5cm" svg:height="0.7cm" svg:x="7.4cm" svg:y="22.802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899cm" svg:y="23.503cm">
          <text:p text:style-name="P12"><text:span text:style-name="T12">[C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7cm" svg:y="24.223cm">
          <text:p text:style-name="P12">visit(C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6cm" svg:y="25.0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5cm" svg:y="25cm">
          <text:p text:style-name="P12">pop() <text:span text:style-name="T9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5.4cm" svg:x2="8.214cm" svg:y2="25.4cm">
          <text:p/>
        </draw:line>
        <draw:custom-shape draw:style-name="gr37" draw:text-style-name="P13" draw:layer="layout" svg:width="1.4cm" svg:height="0.7cm" svg:x="2.906cm" svg:y="21.0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7cm" svg:y="21.003cm">
          <text:p text:style-name="P7"><text:span text:style-name="T5">C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94cm" svg:y1="21.403cm" svg:x2="5.605cm" svg:y2="21.403cm">
          <text:p/>
        </draw:line>
        <draw:custom-shape draw:style-name="gr27" draw:text-style-name="P16" draw:layer="layout" svg:width="0.7cm" svg:height="2.1cm" svg:x="13.8cm" svg:y="28.104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26.7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12.3cm" svg:y="28.104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25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7.405cm">
          <text:p text:style-name="P12">step 8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26.0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7.102cm" svg:x2="7.4cm" svg:y2="27.102cm">
          <text:p/>
        </draw:line>
        <draw:custom-shape draw:style-name="gr44" draw:text-style-name="P8" draw:layer="layout" svg:width="0.5cm" svg:height="0.7cm" svg:x="7.4cm" svg:y="26.702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2.799cm" svg:y="27.403cm">
          <text:p text:style-name="P12"><text:span text:style-name="T12">[B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7cm" svg:y="28.123cm">
          <text:p text:style-name="P12">visit(B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6cm" svg:y="28.9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5cm" svg:y="28.9cm">
          <text:p text:style-name="P12">pop() <text:span text:style-name="T9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9.3cm" svg:x2="8.214cm" svg:y2="29.3cm">
          <text:p/>
        </draw:line>
        <draw:custom-shape draw:style-name="gr24" draw:text-style-name="P8" draw:layer="layout" svg:width="0.7cm" svg:height="2.1cm" svg:x="12cm" svg:y="17.9cm">
          <text:p text:style-name="P7"><text:span text:style-name="T5">C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30.8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30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2cm" svg:y="31.505cm">
          <text:p text:style-name="P12">step 9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30.1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31.202cm" svg:x2="7.4cm" svg:y2="31.202cm">
          <text:p/>
        </draw:line>
        <draw:custom-shape draw:style-name="gr44" draw:text-style-name="P8" draw:layer="layout" svg:width="0.5cm" svg:height="0.7cm" svg:x="7.4cm" svg:y="30.80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2.5cm" svg:y="31.504cm">
          <text:p text:style-name="P23"><text:span text:style-name="T12">[D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D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3.5cm" svg:y="32.9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6.3cm" svg:y="32.901cm">
          <text:p text:style-name="P12">peekNode.right <text:span text:style-name="T9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33.301cm" svg:x2="5.1cm" svg:y2="33.301cm">
          <text:p/>
        </draw:line>
        <draw:custom-shape draw:style-name="gr63" draw:text-style-name="P16" draw:layer="layout" svg:width="0.7cm" svg:height="2.2cm" svg:x="13.4cm" svg:y="32.5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11.9cm" svg:y="32.5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6cm" svg:y="9.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22.3cm" svg:y="9.099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5.3cm" svg:y="8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9.1cm">
          <text:p text:style-name="P12">step 10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6.001cm" svg:y="9.9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198cm" svg:height="0.7cm" svg:x="18.802cm" svg:y="9.9cm">
          <text:p text:style-name="P7"><text:span text:style-name="T5">E.left </text:span><text:span text:style-name="T7">(Nu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0.3cm" svg:x2="18.7cm" svg:y2="10.3cm">
          <text:p/>
        </draw:line>
        <draw:custom-shape draw:style-name="gr40" draw:text-style-name="P13" draw:layer="layout" svg:width="3.4cm" svg:height="0.7cm" svg:x="15.8cm" svg:y="8.399cm">
          <text:p text:style-name="P12"><text:span text:style-name="T12">[node == </text:span><text:span text:style-name="T13">D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9.499cm" svg:x2="22.076cm" svg:y2="9.499cm">
          <text:p/>
        </draw:line>
        <draw:custom-shape draw:style-name="gr27" draw:text-style-name="P16" draw:layer="layout" svg:width="0.7cm" svg:height="2.1cm" svg:x="23.7cm" svg:y="9.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11.7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10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2.405cm">
          <text:p text:style-name="P12">step 11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11.0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2.102cm" svg:x2="20.5cm" svg:y2="12.102cm">
          <text:p/>
        </draw:line>
        <draw:custom-shape draw:style-name="gr44" draw:text-style-name="P8" draw:layer="layout" svg:width="0.5cm" svg:height="0.7cm" svg:x="20.5cm" svg:y="11.7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15.6cm" svg:y="12.404cm">
          <text:p text:style-name="P23"><text:span text:style-name="T12">[E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E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16.6cm" svg:y="13.8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19.4cm" svg:y="13.801cm">
          <text:p text:style-name="P12">peekNode.right <text:span text:style-name="T9">(F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3cm" svg:y1="14.201cm" svg:x2="18.2cm" svg:y2="14.201cm">
          <text:p/>
        </draw:line>
        <draw:custom-shape draw:style-name="gr18" draw:text-style-name="P8" draw:layer="layout" svg:width="0.7cm" svg:height="1.4cm" svg:x="25.1cm" svg:y="12.3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7cm" svg:height="2.1cm" svg:x="26.5cm" svg:y="12.3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6cm" svg:y="15.6cm">
          <text:p text:style-name="P12">push(F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22.3cm" svg:y="15.599cm">
          <text:p text:style-name="P7"><text:span text:style-name="T5">F</text:span></text:p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5.3cm" svg:y="14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5.6cm">
          <text:p text:style-name="P12">step 1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6.001cm" svg:y="16.4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198cm" svg:height="0.7cm" svg:x="18.802cm" svg:y="16.4cm">
          <text:p text:style-name="P7"><text:span text:style-name="T5">F.left </text:span><text:span text:style-name="T7">(Nu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6.8cm" svg:x2="18.7cm" svg:y2="16.8cm">
          <text:p/>
        </draw:line>
        <draw:custom-shape draw:style-name="gr40" draw:text-style-name="P13" draw:layer="layout" svg:width="3.4cm" svg:height="0.7cm" svg:x="15.8cm" svg:y="14.899cm">
          <text:p text:style-name="P12"><text:span text:style-name="T12">[node == </text:span><text:span text:style-name="T13">F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15.999cm" svg:x2="22.076cm" svg:y2="15.999cm">
          <text:p/>
        </draw:line>
        <draw:custom-shape draw:style-name="gr27" draw:text-style-name="P16" draw:layer="layout" svg:width="0.7cm" svg:height="2.1cm" svg:x="23.7cm" svg:y="15.6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18.1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17.3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8.805cm">
          <text:p text:style-name="P12">step 13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17.4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8.502cm" svg:x2="20.5cm" svg:y2="18.502cm">
          <text:p/>
        </draw:line>
        <draw:custom-shape draw:style-name="gr44" draw:text-style-name="P8" draw:layer="layout" svg:width="0.5cm" svg:height="0.7cm" svg:x="20.5cm" svg:y="18.102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999cm" svg:y="18.803cm">
          <text:p text:style-name="P12"><text:span text:style-name="T12">[F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19.523cm">
          <text:p text:style-name="P12">visit(F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0.3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0.3cm">
          <text:p text:style-name="P12">pop() <text:span text:style-name="T9">(F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0.7cm" svg:x2="21.314cm" svg:y2="20.7cm">
          <text:p/>
        </draw:line>
        <draw:custom-shape draw:style-name="gr18" draw:text-style-name="P8" draw:layer="layout" svg:width="0.7cm" svg:height="1.4cm" svg:x="25.4cm" svg:y="18.899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0.7cm" svg:height="2.8cm" svg:x="26.8cm" svg:y="18.9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21.982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1.1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22.682cm">
          <text:p text:style-name="P12">step 14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1.28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2.379cm" svg:x2="20.5cm" svg:y2="22.379cm">
          <text:p/>
        </draw:line>
        <draw:custom-shape draw:style-name="gr44" draw:text-style-name="P8" draw:layer="layout" svg:width="0.5cm" svg:height="0.7cm" svg:x="20.5cm" svg:y="21.979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15.899cm" svg:y="22.68cm">
          <text:p text:style-name="P12"><text:span text:style-name="T12">[E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23.4cm">
          <text:p text:style-name="P12">visit(E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4.2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4.177cm">
          <text:p text:style-name="P12">pop() <text:span text:style-name="T9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4.577cm" svg:x2="21.314cm" svg:y2="24.577cm">
          <text:p/>
        </draw:line>
        <draw:custom-shape draw:style-name="gr12" draw:text-style-name="P8" draw:layer="layout" svg:width="0.7cm" svg:height="0.7cm" svg:x="25.4cm" svg:y="23.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0.7cm" svg:height="3.5cm" svg:x="26.8cm" svg:y="23.2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25.882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5.0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26.582cm">
          <text:p text:style-name="P12">step 15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5.18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6.279cm" svg:x2="20.5cm" svg:y2="26.279cm">
          <text:p/>
        </draw:line>
        <draw:custom-shape draw:style-name="gr44" draw:text-style-name="P8" draw:layer="layout" svg:width="0.5cm" svg:height="0.7cm" svg:x="20.5cm" svg:y="25.879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15.899cm" svg:y="26.58cm">
          <text:p text:style-name="P12"><text:span text:style-name="T12">[D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27.3cm">
          <text:p text:style-name="P12">visit(D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8.1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8.077cm">
          <text:p text:style-name="P12">pop() <text:span text:style-name="T9">(D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8.477cm" svg:x2="21.314cm" svg:y2="28.477cm">
          <text:p/>
        </draw:line>
        <draw:custom-shape draw:style-name="gr12" draw:text-style-name="P8" draw:layer="layout" svg:width="0.7cm" svg:height="0.7cm" svg:x="25.4cm" svg:y="27.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7cm" svg:height="4.2cm" svg:x="26.8cm" svg:y="27.1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30.101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5.8cm" svg:y="31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9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30.801cm">
          <text:p text:style-name="P12">step 16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9.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30.498cm" svg:x2="20.5cm" svg:y2="30.498cm">
          <text:p/>
        </draw:line>
        <draw:custom-shape draw:style-name="gr37" draw:text-style-name="P8" draw:layer="layout" svg:width="1.4cm" svg:height="0.7cm" svg:x="20.5cm" svg:y="30.098cm">
          <text:p text:style-name="P7"><text:span text:style-name="T5">Null</text:span></text:p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6.901cm" svg:height="0.7cm" svg:x="15.899cm" svg:y="30.799cm">
          <text:p text:style-name="P12"><text:span text:style-name="T12">[peekNode.right == Null</text:span>]</text:p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6cm" svg:height="0.7cm" svg:x="16.8cm" svg:y="31.519cm">
          <text:p text:style-name="P12"><text:span text:style-name="T12">visit(peekNode.right</text:span>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32.419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3.2cm" svg:height="0.7cm" svg:x="22.6cm" svg:y="32.396cm">
          <text:p text:style-name="P12">pop() <text:span text:style-name="T9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32.796cm" svg:x2="21.314cm" svg:y2="32.796cm">
          <text:p/>
        </draw:line>
        <draw:custom-shape draw:style-name="gr51" draw:text-style-name="P16" draw:layer="layout" svg:width="0.7cm" svg:height="4.2cm" svg:x="26.8cm" svg:y="31.6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9cm" svg:height="1.3cm" svg:x="14.9cm" svg:y="33.7cm">
          <text:p text:style-name="P19"><text:span text:style-name="T9">Completed: the stack is empty</text:span></text:p>
          <text:p text:style-name="P19"><text:span text:style-name="T9"><text:s text:c="33"/></text:span><text:span text:style-name="T9">and last visited note is Null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3" draw:text-style-name="P4" draw:layer="layout" svg:width="1.344cm" svg:height="1.267cm" svg:x="13.194cm" svg:y="0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9" draw:text-style-name="P14" draw:layer="layout" svg:width="0.762cm" svg:height="0.762cm" svg:x="13.485cm" svg:y="0.56cm">
          <text:p text:style-name="P21">27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.344cm" svg:height="1.267cm" svg:x="6.052cm" svg:y="2.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9" draw:text-style-name="P14" draw:layer="layout" svg:width="0.762cm" svg:height="0.762cm" svg:x="6.343cm" svg:y="2.77cm">
          <text:p text:style-name="P21">19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176cm" svg:y1="3.503cm" svg:x2="3.595cm" svg:y2="5.424cm">
          <text:p/>
        </draw:line>
        <draw:line draw:style-name="gr1" draw:text-style-name="P1" draw:layer="layout" svg:x1="7.271cm" svg:y1="3.49cm" svg:x2="9.852cm" svg:y2="5.411cm">
          <text:p/>
        </draw:line>
        <draw:custom-shape draw:style-name="gr3" draw:text-style-name="P4" draw:layer="layout" svg:width="1.344cm" svg:height="1.267cm" svg:x="0.311cm" svg:y="8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g>
            <draw:g>
              <draw:custom-shape draw:style-name="gr3" draw:text-style-name="P4" draw:layer="layout" svg:width="1.344cm" svg:height="1.267cm" svg:x="2.543cm" svg:y="5.33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69" draw:text-style-name="P14" draw:layer="layout" svg:width="0.762cm" svg:height="0.762cm" svg:x="2.834cm" svg:y="5.594cm">
              <text:p text:style-name="P21">11</text:p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2.66cm" svg:y1="6.325cm" svg:x2="1.175cm" svg:y2="8.701cm">
            <text:p/>
          </draw:line>
          <draw:line draw:style-name="gr1" draw:text-style-name="P1" draw:layer="layout" svg:x1="3.766cm" svg:y1="6.335cm" svg:x2="5.251cm" svg:y2="8.711cm">
            <text:p/>
          </draw:line>
        </draw:g>
        <draw:g>
          <draw:g>
            <draw:custom-shape draw:style-name="gr3" draw:text-style-name="P4" draw:layer="layout" svg:width="1.344cm" svg:height="1.267cm" svg:x="4.795cm" svg:y="8.7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9" draw:text-style-name="P14" draw:layer="layout" svg:width="0.762cm" svg:height="0.762cm" svg:x="5.086cm" svg:y="8.966cm">
            <text:p text:style-name="P21">14</text:p>
            <draw:enhanced-geometry svg:viewBox="0 0 21600 21600" draw:type="rectangle" draw:enhanced-path="M 0 0 L 21600 0 21600 21600 0 21600 0 0 Z N"/>
          </draw:custom-shape>
        </draw:g>
        <draw:custom-shape draw:style-name="gr69" draw:text-style-name="P14" draw:layer="layout" svg:width="0.762cm" svg:height="0.762cm" svg:x="0.602cm" svg:y="8.966cm">
          <text:p text:style-name="P21">3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344cm" svg:height="1.267cm" svg:x="7.312cm" svg:y="8.706cm">
          <text:p text:style-name="P21">2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g>
            <draw:g>
              <draw:custom-shape draw:style-name="gr3" draw:text-style-name="P4" draw:layer="layout" svg:width="1.344cm" svg:height="1.267cm" svg:x="9.544cm" svg:y="5.33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69" draw:text-style-name="P14" draw:layer="layout" svg:width="0.762cm" svg:height="0.762cm" svg:x="9.835cm" svg:y="5.594cm">
              <text:p text:style-name="P21">24</text:p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9.661cm" svg:y1="6.325cm" svg:x2="8.176cm" svg:y2="8.701cm">
            <text:p/>
          </draw:line>
          <draw:line draw:style-name="gr1" draw:text-style-name="P1" draw:layer="layout" svg:x1="10.767cm" svg:y1="6.335cm" svg:x2="12.252cm" svg:y2="8.711cm">
            <text:p/>
          </draw:line>
        </draw:g>
        <draw:g>
          <draw:g>
            <draw:custom-shape draw:style-name="gr3" draw:text-style-name="P4" draw:layer="layout" svg:width="1.344cm" svg:height="1.267cm" svg:x="11.796cm" svg:y="8.7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9" draw:text-style-name="P14" draw:layer="layout" svg:width="0.762cm" svg:height="0.762cm" svg:x="12.087cm" svg:y="8.966cm">
            <text:p text:style-name="P21">2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1.344cm" svg:height="1.267cm" svg:x="20.263cm" svg:y="2.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69" draw:text-style-name="P14" draw:layer="layout" svg:width="0.762cm" svg:height="0.762cm" svg:x="20.554cm" svg:y="2.77cm">
          <text:p text:style-name="P21">60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387cm" svg:y1="3.503cm" svg:x2="17.806cm" svg:y2="5.424cm">
          <text:p/>
        </draw:line>
        <draw:line draw:style-name="gr1" draw:text-style-name="P1" draw:layer="layout" svg:x1="21.482cm" svg:y1="3.49cm" svg:x2="24.063cm" svg:y2="5.411cm">
          <text:p/>
        </draw:line>
        <draw:custom-shape draw:style-name="gr3" draw:text-style-name="P4" draw:layer="layout" svg:width="1.344cm" svg:height="1.267cm" svg:x="14.522cm" svg:y="8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g>
            <draw:g>
              <draw:custom-shape draw:style-name="gr3" draw:text-style-name="P4" draw:layer="layout" svg:width="1.344cm" svg:height="1.267cm" svg:x="16.754cm" svg:y="5.33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69" draw:text-style-name="P14" draw:layer="layout" svg:width="0.762cm" svg:height="0.762cm" svg:x="17.045cm" svg:y="5.594cm">
              <text:p text:style-name="P21">41</text:p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6.871cm" svg:y1="6.325cm" svg:x2="15.386cm" svg:y2="8.701cm">
            <text:p/>
          </draw:line>
          <draw:line draw:style-name="gr1" draw:text-style-name="P1" draw:layer="layout" svg:x1="17.977cm" svg:y1="6.335cm" svg:x2="19.462cm" svg:y2="8.711cm">
            <text:p/>
          </draw:line>
        </draw:g>
        <draw:g>
          <draw:g>
            <draw:custom-shape draw:style-name="gr3" draw:text-style-name="P4" draw:layer="layout" svg:width="1.344cm" svg:height="1.267cm" svg:x="19.006cm" svg:y="8.7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9" draw:text-style-name="P14" draw:layer="layout" svg:width="0.762cm" svg:height="0.762cm" svg:x="19.297cm" svg:y="8.966cm">
            <text:p text:style-name="P21">49</text:p>
            <draw:enhanced-geometry svg:viewBox="0 0 21600 21600" draw:type="rectangle" draw:enhanced-path="M 0 0 L 21600 0 21600 21600 0 21600 0 0 Z N"/>
          </draw:custom-shape>
        </draw:g>
        <draw:custom-shape draw:style-name="gr69" draw:text-style-name="P14" draw:layer="layout" svg:width="0.762cm" svg:height="0.762cm" svg:x="14.813cm" svg:y="8.966cm">
          <text:p text:style-name="P21">31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344cm" svg:height="1.267cm" svg:x="21.523cm" svg:y="8.706cm">
          <text:p text:style-name="P21">6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g>
            <draw:g>
              <draw:custom-shape draw:style-name="gr3" draw:text-style-name="P4" draw:layer="layout" svg:width="1.344cm" svg:height="1.267cm" svg:x="23.755cm" svg:y="5.33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1" draw:text-style-name="P14" draw:layer="layout" svg:width="0.762cm" svg:height="0.762cm" svg:x="24.046cm" svg:y="5.594cm">
              <text:p text:style-name="P21">71</text:p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23.872cm" svg:y1="6.325cm" svg:x2="22.387cm" svg:y2="8.701cm">
            <text:p/>
          </draw:line>
          <draw:line draw:style-name="gr1" draw:text-style-name="P1" draw:layer="layout" svg:x1="24.978cm" svg:y1="6.335cm" svg:x2="26.463cm" svg:y2="8.711cm">
            <text:p/>
          </draw:line>
        </draw:g>
        <draw:g>
          <draw:g>
            <draw:custom-shape draw:style-name="gr3" draw:text-style-name="P4" draw:layer="layout" svg:width="1.344cm" svg:height="1.267cm" svg:x="26.007cm" svg:y="8.7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71" draw:text-style-name="P14" draw:layer="layout" svg:width="0.762cm" svg:height="0.762cm" svg:x="26.298cm" svg:y="8.966cm">
            <text:p text:style-name="P21">99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3.295cm" svg:y1="1.3cm" svg:x2="7.395cm" svg:y2="2.9cm">
          <text:p/>
        </draw:line>
        <draw:line draw:style-name="gr1" draw:text-style-name="P1" draw:layer="layout" svg:x1="14.409cm" svg:y1="1.304cm" svg:x2="20.309cm" svg:y2="2.904cm">
          <text:p/>
        </draw:line>
        <draw:custom-shape draw:style-name="gr72" draw:text-style-name="P26" draw:layer="layout" svg:width="21.2cm" svg:height="1.5cm" svg:x="0.495cm" svg:y="10.5cm">
          <text:p text:style-name="P25">Pre-order traversal: [27, 19, 11, 3, 14, 24, 21, 25, 60, 41, 31, 49, 71, 61, 99]</text:p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21.2cm" svg:height="1.5cm" svg:x="0.495cm" svg:y="12cm">
          <text:p text:style-name="P25">In-order traversal: [3, 11, 14, 19, 21, 24, 25, 27, 31, 41, 49, 60, 61, 71, 99]</text:p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21.9cm" svg:height="1.5cm" svg:x="0.495cm" svg:y="13.5cm">
          <text:p text:style-name="P25">Post-order traversal: [3, 14, 11, 21, 25, 24, 19, 31, 49, 41, 61, 99, 71, 60, 27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7.661cm" fo:page-height="15.2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8T12:16:41.648937965</dc:date>
    <meta:editing-duration>PT13H34M1S</meta:editing-duration>
    <meta:editing-cycles>109</meta:editing-cycles>
    <meta:generator>LibreOffice/6.4.6.2$Linux_X86_64 LibreOffice_project/40$Build-2</meta:generator>
    <meta:document-statistic meta:object-count="619"/>
  </office:meta>
</office:document-meta>
</file>